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CacheEventQueue.put( AbstractCach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edCacheEventQueue.setAlive( boolean a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PutEvent( ICacheElement 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CacheEventQueue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ut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stop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ooledCacheEventQueue.PooledCacheEventQueue( ICacheListener listener , long listenerId , String cacheName , int maxFailure , int waitBeforeRetry , String threadPo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getQue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All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os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RemoveAll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ut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edCacheEventQueue.addDisposeEv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acheEvent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ooledCacheEventQueu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isWor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getWaitToDi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All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oledCacheEventQueue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tEvent.PutEvent( ICacheElement 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do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initialize( ICacheListener listener , long listenerId , String cacheName , int maxFailure , int waitBeforeRetry , String threadPool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oledCacheEventQueue.setWorking( boolean isWorking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Event.RemoveEven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setWaitToDieMillis( int wt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acheEventQueue.addRemoveEven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CacheEventQueue.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oledCacheEventQueue.isA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